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101cm" fo:text-align="justify" style:justify-single-word="false" fo:text-indent="0.841cm" style:auto-text-indent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.101cm" fo:text-align="justify" style:justify-single-word="false" fo:text-indent="0.841cm" style:auto-text-indent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margin-left="0.818cm" fo:margin-right="0cm" fo:margin-top="0cm" fo:margin-bottom="0.101cm" fo:text-align="justify" style:justify-single-word="false" fo:text-indent="0cm" style:auto-text-indent="false"/>
      <style:text-properties style:font-name="DejaVu Sans" fo:font-size="13pt" style:font-size-asian="13pt" style:font-size-complex="13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text-indent="0cm" style:auto-text-indent="false"/>
      <style:text-properties style:font-name="DejaVu Sans" fo:font-size="14pt" style:font-size-asian="14pt" style:font-size-complex="14pt"/>
    </style:style>
    <style:style style:name="P6" style:family="paragraph" style:parent-style-name="Standard">
      <style:paragraph-properties fo:margin-top="0cm" fo:margin-bottom="0.101cm" fo:text-align="justify" style:justify-single-word="false"/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margin-top="0cm" fo:margin-bottom="0.101cm" fo:text-align="center" style:justify-single-word="false"/>
      <style:text-properties style:font-name="DejaVu Sans"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Laboratori de Telemàtica 3</text:p>
      <text:p text:style-name="P6"/>
      <text:p text:style-name="P6"/>
      <text:p text:style-name="P7">Exercicis previs de la pràctica 3</text:p>
      <text:p text:style-name="P6"/>
      <text:p text:style-name="P6"/>
      <text:p text:style-name="P2">· Exercici 1</text:p>
      <text:p text:style-name="P3"/>
      <text:p text:style-name="P3">Les fórmules per a un sistema M/M/N són, tal com vam veure a XSSC, les següents:</text:p>
      <text:p text:style-name="P3"/>
      <text:p text:style-name="P3">Probabilitat de demora: <draw:frame draw:style-name="fr1" draw:name="Objeto1" text:anchor-type="as-char" svg:width="5.757cm" svg:height="2.6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Factor d'utilització: <draw:frame draw:style-name="fr1" draw:name="Objeto2" text:anchor-type="as-char" svg:width="1.861cm" svg:height="1.16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/>
      <text:p text:style-name="P3">Temps d'espera: <draw:frame draw:style-name="fr1" draw:name="Objeto3" text:anchor-type="as-char" svg:width="3.037cm" svg:height="1.18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/>
      <text:p text:style-name="P3">Nombre d'unitats al sistema: <draw:frame draw:style-name="fr1" draw:name="Objeto4" text:anchor-type="as-char" svg:width="3.113cm" svg:height="1.252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"/>
      <text:p text:style-name="P3">Per al cas de l'exercici 2 tenim que el temps entre arribades és 10s, que vol dir que el nombre d'arribades per segon serà de 0,1 paquets/s. La utilització és del 75%, així fent ús de la fórmula del factor d'utilització trobem la taxa de servei, que és 0,134 paquets/s.</text:p>
      <text:p text:style-name="P3">Calculem el temps d'espera que és de 22,5 segons i el nombre mitjà de paquets al sistema que és de 2,25 unitats.</text:p>
      <text:p text:style-name="P3">Finalment la probabilitat de demora es redueix a l'expressió (N=1) següent:</text:p>
      <text:p text:style-name="P3"/>
      <text:p text:style-name="P3"><draw:frame draw:style-name="fr1" draw:name="Objeto5" text:anchor-type="as-char" svg:width="3.598cm" svg:height="0.61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"/>
      <text:p text:style-name="P3"><text:soft-page-break/></text:p>
      <text:p text:style-name="P3">· Exercici 2</text:p>
      <text:p text:style-name="P3"/>
      <text:p text:style-name="P3">Per a guardar valors de la forma en que ho fa Omnet (en el fitxer de vectors amb el nom i el timestamp corresponent) cal fer ús de la classe <text:span text:style-name="T1">cOutVector</text:span> (manual, pàgina 167). Es crearà una instància d'aquest objecte a la classe Server (o allà on sigui necessari) com a variable privada. En el constructor de la classe server s'inicialitzarà l'objecte fent ús del mètode <text:span text:style-name="T1">initialize</text:span> que pren com a paràmetre el nom de la variable (per al fitxer de vectors). Es pot veure com a la classe Server es fa això amb la variable <text:span text:style-name="T1">queueOccupancy</text:span>.</text:p>
      <text:p text:style-name="P3">Omnet dóna la possibilitat de triar un fitxer de vectors diferent per a cada conjunt de variables i també la possibilitat d'especificar un temps de transitori (warm-up) on els valors de les variables són descartats.</text:p>
      <text:p text:style-name="P3"/>
      <text:p text:style-name="P2"><text:s/>Exercici 3</text:p>
      <text:p text:style-name="P3"/>
      <text:p text:style-name="P3">Per a realitzar una tongada de simulacions només cal compilar el programa fent ús de <text:span text:style-name="T1">cmdenv</text:span> (Command Line Environment) i activar l'<text:span text:style-name="T1">express mode</text:span> per defecte. D'aquesta manera no s'obrirà l'interfície gràfica de Omnet++ i directament s'engegarà la simulació de l xarxa.</text:p>
      <text:p text:style-name="P3">Fent ús del shell script <text:span text:style-name="T1">mrun.sh</text:span> podem automatitzar molt el procés. Aquest script fa el següent:</text:p>
      <text:p text:style-name="P3">- Genera <text:span text:style-name="T1">seeds</text:span> aleatoris per a cada un dels experiments.</text:p>
      <text:p text:style-name="P3">- Prepara el fitxer de seeds.ini on afegeix el <text:span text:style-name="T1">seed</text:span> a fer servir i especifica el fitxer de vectors a usar (un diferent per cada experiment).</text:p>
      <text:p text:style-name="P3">- Executa cada una de les proves fent ús d'un <text:span text:style-name="T1">seed</text:span> i un fitxer de sortida diferents.</text:p>
      <text:p text:style-name="P3">- Guarda una còpia de les dades que ha emprat (per a poder reproduir una simulació)</text:p>
      <text:p text:style-name="P3">Finalment cal filtrar la variable que ens interessa dels fitxer de vectors (com fèiem la pràctica 2) i per a fer-ho de forma automatitzada per a tots els fitxer emprarem el <text:span text:style-name="T1">fvector.sh</text:span> que simplement realitza el filtre <text:span text:style-name="T1">awk</text:span> per a tots els fitxers que li especifiquem.</text:p>
      <text:p text:style-name="P3"/>
      <text:p text:style-name="P2"><text:soft-page-break/></text:p>
      <text:p text:style-name="P2">· Exercici 4</text:p>
      <text:p text:style-name="P3"/>
      <text:p text:style-name="P3">function [mean,std] = time_weighted_mean(W)</text:p>
      <text:p text:style-name="P3"><text:tab/>TD = <text:s/>W(2:size(W,1),1:1) – W(1:size(W,1)-1,1:1);</text:p>
      <text:p text:style-name="P3"><text:tab/>raw_avg = TD'*W(1:size(W,1)-1,2:2);</text:p>
      <text:p text:style-name="P3"><text:tab/>SM = TD'*power(W(1:size(W,1)-1,2:2),2);</text:p>
      <text:p text:style-name="P3"><text:tab/>mean = raw_avg./W(size(W,1):size(W,1),1:1);</text:p>
      <text:p text:style-name="P3"><text:tab/>std = sqrt(SM./W(size(W,1):size(W,1),1:1)- mean*mean);</text:p>
      <text:p text:style-name="P3">end</text:p>
      <text:p text:style-name="P3"/>
      <text:p text:style-name="P2">· Exercici 5</text:p>
      <text:p text:style-name="P3"/>
      <text:p text:style-name="P3">function result = confidence_interval(path)</text:p>
      <text:p text:style-name="P3"><text:tab/>% Afegir el / final</text:p>
      <text:p text:style-name="P3"><text:tab/>if (path(size(path,2)) ~= '/')</text:p>
      <text:p text:style-name="P3"><text:tab/><text:tab/>path = [path '/']</text:p>
      <text:p text:style-name="P3"><text:tab/>end</text:p>
      <text:p text:style-name="P3"><text:tab/>% Matriu de mitjes i desviacions</text:p>
      <text:p text:style-name="P3"><text:tab/><text:bookmark-start text:name="__DdeLink__11_1873422343"/>result = zeros(size(fitxers),2);<text:bookmark-end text:name="__DdeLink__11_1873422343"/></text:p>
      <text:p text:style-name="P3"><text:tab/>% Per cada fitxer calcular</text:p>
      <text:p text:style-name="P3"><text:tab/>fitxers = dir(path);</text:p>
      <text:p text:style-name="P3"><text:tab/>for i=1:size(fitxers);</text:p>
      <text:p text:style-name="P3"><text:tab/><text:tab/>vector=load([path fitxers(i).name]);</text:p>
      <text:p text:style-name="P5"><text:tab/><text:tab/>[mean,std] = time_weighted_mean(vector);</text:p>
      <text:p text:style-name="P5"><text:tab/><text:tab/>% Guardar el resultat</text:p>
      <text:p text:style-name="P5"><text:tab/><text:tab/>result(i,1) = mean;</text:p>
      <text:p text:style-name="P5"><text:tab/><text:tab/>result(i,2) = std;</text:p>
      <text:p text:style-name="P3"><text:tab/>end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David Guillen Fandos</text:p>
        <text:p text:style-name="MP1"><text:tab/><text:tab/>Antoni Jaume M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10-27T21:32:27</meta:creation-date>
    <dc:date>2011-10-28T01:24:32</dc:date>
    <dc:creator>David Fandos</dc:creator>
    <meta:editing-duration>PT03H21M34S</meta:editing-duration>
    <meta:editing-cycles>37</meta:editing-cycles>
    <meta:generator>OpenOffice.org/3.2$Linux OpenOffice.org_project/320m12$Build-9483</meta:generator>
    <meta:document-statistic meta:table-count="0" meta:image-count="0" meta:object-count="5" meta:page-count="3" meta:paragraph-count="51" meta:word-count="521" meta:character-count="3204"/>
  </office:meta>
</office:document-meta>
</file>

<file path=Object 1/content.xml><?xml version="1.0" encoding="utf-8"?>
<math xmlns="http://www.w3.org/1998/Math/MathML">
  <semantics>
    <mrow>
      <msub>
        <mi>P</mi>
        <mi>d</mi>
      </msub>
      <mi mathvariant="normal">=</mi>
      <mfrac>
        <mfrac>
          <msup>
            <mrow>
              <mo stretchy="false">(</mo>
              <mrow>
                <mi>N</mi>
                <mi mathvariant="normal">⋅</mi>
                <mo stretchy="false">ρ</mo>
              </mrow>
              <mo stretchy="false">)</mo>
            </mrow>
            <mi>N</mi>
          </msup>
          <mrow>
            <mi>n</mi>
            <mrow>
              <mi>!</mi>
              <mi mathvariant="normal">⋅</mi>
              <mrow>
                <mo stretchy="false">(</mo>
                <mrow>
                  <mn>1</mn>
                  <mi mathvariant="normal">−</mi>
                  <mo stretchy="false">ρ</mo>
                </mrow>
                <mo stretchy="false">)</mo>
              </mrow>
            </mrow>
          </mrow>
        </mfrac>
        <mrow>
          <mrow>
            <munderover>
              <mi mathvariant="normal">∑</mi>
              <mrow>
                <mi>k</mi>
                <mi mathvariant="normal">=</mi>
                <mn>0</mn>
              </mrow>
              <mrow>
                <mi>N</mi>
                <mi mathvariant="normal">−</mi>
                <mn>1</mn>
              </mrow>
            </munderover>
            <mfrac>
              <msup>
                <mrow>
                  <mo stretchy="false">(</mo>
                  <mrow>
                    <mi>N</mi>
                    <mi mathvariant="normal">⋅</mi>
                    <mo stretchy="false">ρ</mo>
                  </mrow>
                  <mo stretchy="false">)</mo>
                </mrow>
                <mi>k</mi>
              </msup>
              <mrow>
                <mi>k</mi>
                <mi>!</mi>
              </mrow>
            </mfrac>
          </mrow>
          <mo stretchy="false">+</mo>
          <mrow>
            <mfrac>
              <msup>
                <mi>N</mi>
                <mi>N</mi>
              </msup>
              <mrow>
                <mi>N</mi>
                <mi>!</mi>
              </mrow>
            </mfrac>
            <mi mathvariant="normal">⋅</mi>
            <mfrac>
              <msup>
                <mo stretchy="false">ρ</mo>
                <mi>N</mi>
              </msup>
              <mrow>
                <mn>1</mn>
                <mi mathvariant="normal">−</mi>
                <mo stretchy="false">ρ</mo>
              </mrow>
            </mfrac>
          </mrow>
        </mrow>
      </mfrac>
    </mrow>
    <annotation encoding="StarMath 5.0">P_d = {{(N cdot %rho)^N} over {n! cdot (1-%rho)}} over {sum csup {N-1} csub {k=0}  {{(N cdot %rho)^k} over {k!}} + {{N^N} over {N!}}  cdot {{%rho^N} over {1-%rho}} }</annotation>
  </semantics>
</math>
</file>

<file path=Object 2/content.xml><?xml version="1.0" encoding="utf-8"?>
<math xmlns="http://www.w3.org/1998/Math/MathML">
  <semantics>
    <mrow>
      <mo stretchy="false">ρ</mo>
      <mi mathvariant="normal">=</mi>
      <mfrac>
        <mo stretchy="false">λ</mo>
        <mrow>
          <mi>N</mi>
          <mi mathvariant="normal">⋅</mi>
          <mo stretchy="false">μ</mo>
        </mrow>
      </mfrac>
    </mrow>
    <annotation encoding="StarMath 5.0">%rho = {%lambda} over { N cdot %mu }</annotation>
  </semantics>
</math>
</file>

<file path=Object 3/content.xml><?xml version="1.0" encoding="utf-8"?>
<math xmlns="http://www.w3.org/1998/Math/MathML">
  <semantics>
    <mrow>
      <msub>
        <mi>T</mi>
        <mi>w</mi>
      </msub>
      <mi mathvariant="normal">=</mi>
      <mfrac>
        <mo stretchy="false">λ</mo>
        <mrow>
          <mo stretchy="false">μ</mo>
          <mi mathvariant="normal">⋅</mi>
          <mrow>
            <mo stretchy="false">(</mo>
            <mrow>
              <mo stretchy="false">μ</mo>
              <mi mathvariant="normal">−</mi>
              <mo stretchy="false">λ</mo>
            </mrow>
            <mo stretchy="false">)</mo>
          </mrow>
        </mrow>
      </mfrac>
    </mrow>
    <annotation encoding="StarMath 5.0">T_w = {%lambda} over {%mu cdot (%mu - %lambda)}</annotation>
  </semantics>
</math>
</file>

<file path=Object 4/content.xml><?xml version="1.0" encoding="utf-8"?>
<math xmlns="http://www.w3.org/1998/Math/MathML">
  <semantics>
    <mrow>
      <msub>
        <mi>N</mi>
        <mi>w</mi>
      </msub>
      <mi mathvariant="normal">=</mi>
      <mfrac>
        <msup>
          <mo stretchy="false">λ</mo>
          <mn>2</mn>
        </msup>
        <mrow>
          <mo stretchy="false">μ</mo>
          <mi mathvariant="normal">⋅</mi>
          <mrow>
            <mo stretchy="false">(</mo>
            <mrow>
              <mo stretchy="false">μ</mo>
              <mi mathvariant="normal">−</mi>
              <mo stretchy="false">λ</mo>
            </mrow>
            <mo stretchy="false">)</mo>
          </mrow>
        </mrow>
      </mfrac>
    </mrow>
    <annotation encoding="StarMath 5.0">N_w = {%lambda^2} over {%mu cdot (%mu - %lambda)}</annotation>
  </semantics>
</math>
</file>

<file path=Object 5/content.xml><?xml version="1.0" encoding="utf-8"?>
<math xmlns="http://www.w3.org/1998/Math/MathML">
  <semantics>
    <mrow>
      <mrow>
        <mrow>
          <mrow>
            <msub>
              <mi>P</mi>
              <mi>d</mi>
            </msub>
            <mi mathvariant="normal">=</mi>
            <mo stretchy="false">ρ</mo>
          </mrow>
          <mi mathvariant="normal">=</mi>
          <mn>0,75</mn>
        </mrow>
        <mi mathvariant="normal">≡</mi>
        <mn>75</mn>
      </mrow>
      <mtext/>
    </mrow>
    <annotation encoding="StarMath 5.0">P_d = %rho = 0,75 equiv 75%</annotation>
  </semantics>
</math>
</file>